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size="12pt" officeooo:paragraph-rsid="001d3f00"/>
    </style:style>
    <style:style style:name="P2" style:family="paragraph" style:parent-style-name="Standard">
      <style:text-properties officeooo:paragraph-rsid="00153fd2"/>
    </style:style>
    <style:style style:name="P3" style:family="paragraph" style:parent-style-name="Standard">
      <style:text-properties officeooo:rsid="00153fd2" officeooo:paragraph-rsid="00153fd2"/>
    </style:style>
    <style:style style:name="P4" style:family="paragraph" style:parent-style-name="Standard">
      <style:text-properties officeooo:rsid="00153fd2" officeooo:paragraph-rsid="00164af3"/>
    </style:style>
    <style:style style:name="P5" style:family="paragraph" style:parent-style-name="Standard">
      <style:text-properties officeooo:paragraph-rsid="00154243"/>
    </style:style>
    <style:style style:name="P6" style:family="paragraph" style:parent-style-name="Standard">
      <style:text-properties officeooo:rsid="00164af3" officeooo:paragraph-rsid="00164af3"/>
    </style:style>
    <style:style style:name="P7" style:family="paragraph" style:parent-style-name="Standard">
      <style:text-properties officeooo:rsid="00164af3" officeooo:paragraph-rsid="0017f71d"/>
    </style:style>
    <style:style style:name="P8" style:family="paragraph" style:parent-style-name="Standard">
      <style:text-properties officeooo:paragraph-rsid="00164af3"/>
    </style:style>
    <style:style style:name="P9" style:family="paragraph" style:parent-style-name="Standard">
      <style:text-properties officeooo:paragraph-rsid="001d3f00"/>
    </style:style>
    <style:style style:name="P10" style:family="paragraph" style:parent-style-name="Standard">
      <style:text-properties officeooo:rsid="001e493e" officeooo:paragraph-rsid="001e493e"/>
    </style:style>
    <style:style style:name="P11" style:family="paragraph" style:parent-style-name="Standard">
      <style:text-properties officeooo:rsid="00207e18" officeooo:paragraph-rsid="00207e18"/>
    </style:style>
    <style:style style:name="P12" style:family="paragraph" style:parent-style-name="Standard">
      <style:text-properties officeooo:paragraph-rsid="0021a98b"/>
    </style:style>
    <style:style style:name="P13" style:family="paragraph" style:parent-style-name="Standard">
      <style:text-properties fo:font-size="9pt" officeooo:rsid="00226fbd" officeooo:paragraph-rsid="00226fbd" style:font-size-asian="9pt" style:font-size-complex="9pt"/>
    </style:style>
    <style:style style:name="P14" style:family="paragraph" style:parent-style-name="Standard" style:list-style-name="L1">
      <style:text-properties fo:font-size="9pt" fo:font-style="normal" officeooo:rsid="001d1686" style:font-size-asian="9pt" style:font-style-asian="normal" style:font-size-complex="9pt" style:font-style-complex="normal"/>
    </style:style>
    <style:style style:name="P15" style:family="paragraph" style:parent-style-name="Standard">
      <style:paragraph-properties fo:margin-top="0cm" fo:margin-bottom="0.247cm" loext:contextual-spacing="false" fo:line-height="120%"/>
      <style:text-properties style:font-name="Liberation Serif" fo:font-size="12pt"/>
    </style:style>
    <style:style style:name="P16" style:family="paragraph" style:parent-style-name="Standard">
      <style:paragraph-properties fo:margin-top="0cm" fo:margin-bottom="0.247cm" loext:contextual-spacing="false" fo:line-height="120%"/>
      <style:text-properties style:font-name="Liberation Serif" fo:font-size="12pt" officeooo:paragraph-rsid="00220309"/>
    </style:style>
    <style:style style:name="P17" style:family="paragraph" style:parent-style-name="Standard">
      <style:paragraph-properties fo:margin-top="0cm" fo:margin-bottom="0.247cm" loext:contextual-spacing="false" fo:line-height="120%"/>
      <style:text-properties style:font-name="Liberation Serif" fo:font-size="12pt" officeooo:rsid="00164af3" officeooo:paragraph-rsid="0017f71d"/>
    </style:style>
    <style:style style:name="P18" style:family="paragraph" style:parent-style-name="Standard">
      <style:paragraph-properties fo:margin-top="0cm" fo:margin-bottom="0.247cm" loext:contextual-spacing="false" fo:line-height="120%"/>
      <style:text-properties officeooo:rsid="00153fd2" officeooo:paragraph-rsid="00164af3"/>
    </style:style>
    <style:style style:name="T1" style:family="text">
      <style:text-properties officeooo:rsid="00130ca1"/>
    </style:style>
    <style:style style:name="T2" style:family="text">
      <style:text-properties officeooo:rsid="00153fd2"/>
    </style:style>
    <style:style style:name="T3" style:family="text">
      <style:text-properties style:text-position="0% 100%"/>
    </style:style>
    <style:style style:name="T4" style:family="text">
      <style:text-properties style:text-position="0% 100%" style:font-name="Liberation Serif" fo:font-size="12pt"/>
    </style:style>
    <style:style style:name="T5" style:family="text">
      <style:text-properties style:text-position="0% 100%" style:font-name="Liberation Serif" fo:font-size="12pt" fo:font-style="italic" style:font-style-asian="italic"/>
    </style:style>
    <style:style style:name="T6" style:family="text">
      <style:text-properties style:text-position="0% 100%" style:font-name="Liberation Serif" fo:font-size="12pt" fo:font-style="italic" officeooo:rsid="00153fd2" style:font-style-asian="italic"/>
    </style:style>
    <style:style style:name="T7" style:family="text">
      <style:text-properties style:text-position="0% 100%" style:font-name="Liberation Serif" fo:font-size="12pt" fo:font-style="italic" officeooo:rsid="00130ca1" style:font-style-asian="italic"/>
    </style:style>
    <style:style style:name="T8" style:family="text">
      <style:text-properties style:text-position="0% 100%" style:font-name="Liberation Serif" fo:font-size="12pt" officeooo:rsid="00153fd2"/>
    </style:style>
    <style:style style:name="T9" style:family="text">
      <style:text-properties style:text-position="0% 100%" style:font-name="Liberation Serif" fo:font-size="12pt" officeooo:rsid="00130ca1"/>
    </style:style>
    <style:style style:name="T10" style:family="text">
      <style:text-properties style:text-position="0% 100%" officeooo:rsid="00153fd2"/>
    </style:style>
    <style:style style:name="T11" style:family="text">
      <style:text-properties style:text-position="0% 100%" officeooo:rsid="00130ca1"/>
    </style:style>
    <style:style style:name="T12" style:family="text">
      <style:text-properties style:text-position="0% 100%" fo:font-style="italic" officeooo:rsid="0017f71d" style:font-style-asian="italic"/>
    </style:style>
    <style:style style:name="T13" style:family="text">
      <style:text-properties style:text-position="0% 100%" fo:font-style="italic" officeooo:rsid="0017f71d"/>
    </style:style>
    <style:style style:name="T14" style:family="text">
      <style:text-properties style:text-position="0% 100%" fo:font-style="italic" officeooo:rsid="001d1686" style:font-style-asian="normal" style:font-style-complex="normal"/>
    </style:style>
    <style:style style:name="T15" style:family="text">
      <style:text-properties style:text-position="0% 100%" officeooo:rsid="0017f71d"/>
    </style:style>
    <style:style style:name="T16" style:family="text">
      <style:text-properties style:text-position="0% 100%" fo:font-style="normal" officeooo:rsid="001d1686" style:font-style-asian="normal" style:font-style-complex="normal"/>
    </style:style>
    <style:style style:name="T17" style:family="text">
      <style:text-properties fo:font-style="italic" style:font-style-asian="italic"/>
    </style:style>
    <style:style style:name="T18" style:family="text">
      <style:text-properties fo:font-style="italic" officeooo:rsid="001d1686" style:font-style-asian="italic" style:font-style-complex="italic"/>
    </style:style>
    <style:style style:name="T19" style:family="text">
      <style:text-properties fo:font-style="italic" officeooo:rsid="001a5af5" style:font-style-asian="italic" style:font-style-complex="italic"/>
    </style:style>
    <style:style style:name="T20" style:family="text">
      <style:text-properties fo:font-style="italic" officeooo:rsid="001d1686" style:font-style-asian="italic" style:font-style-complex="normal"/>
    </style:style>
    <style:style style:name="T21" style:family="text">
      <style:text-properties style:font-name="Liberation Serif"/>
    </style:style>
    <style:style style:name="T22" style:family="text">
      <style:text-properties style:font-name="Liberation Serif" fo:font-size="12pt" fo:font-style="normal" officeooo:rsid="001d1686" style:font-style-asian="normal" style:font-style-complex="normal"/>
    </style:style>
    <style:style style:name="T23" style:family="text">
      <style:text-properties style:font-name="Liberation Serif" fo:font-style="normal" officeooo:rsid="001d1686" style:font-style-asian="normal" style:font-style-complex="normal"/>
    </style:style>
    <style:style style:name="T24" style:family="text">
      <style:text-properties officeooo:rsid="0017f71d"/>
    </style:style>
    <style:style style:name="T25" style:family="text">
      <style:text-properties officeooo:rsid="001a5af5"/>
    </style:style>
    <style:style style:name="T26" style:family="text">
      <style:text-properties fo:font-style="normal" officeooo:rsid="001c0039" style:font-style-asian="normal" style:font-style-complex="normal"/>
    </style:style>
    <style:style style:name="T27" style:family="text">
      <style:text-properties fo:font-style="normal" officeooo:rsid="001d1686" style:font-style-asian="normal" style:font-style-complex="normal"/>
    </style:style>
    <style:style style:name="T28" style:family="text">
      <style:text-properties fo:font-style="normal" officeooo:rsid="001a5af5" style:font-style-asian="normal" style:font-style-complex="normal"/>
    </style:style>
    <style:style style:name="T29" style:family="text">
      <style:text-properties fo:font-style="normal" officeooo:rsid="00226fbd" style:font-style-asian="normal" style:font-style-complex="normal"/>
    </style:style>
    <style:style style:name="T30" style:family="text">
      <style:text-properties officeooo:rsid="001f0400"/>
    </style:style>
    <style:style style:name="T31" style:family="text">
      <style:text-properties officeooo:rsid="00207e18"/>
    </style:style>
    <style:style style:name="T32" style:family="text">
      <style:text-properties officeooo:rsid="0021a98b"/>
    </style:style>
    <style:style style:name="T33" style:family="text">
      <style:text-properties fo:font-weight="bold" style:font-weight-asian="bold" style:font-weight-complex="bold"/>
    </style:style>
    <style:style style:name="T34" style:family="text">
      <style:text-properties fo:font-weight="bold" officeooo:rsid="001a5af5" style:font-weight-asian="bold" style:font-weight-complex="bold"/>
    </style:style>
    <style:style style:name="T35" style:family="text">
      <style:text-properties officeooo:rsid="00226f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lcome to Fettuccine Human LINE-1 &amp; HERV Transposable Elements Platform.</text:p>
      <text:p text:style-name="P10"/>
      <text:p text:style-name="P10">This platform provides comple<text:span text:style-name="T30">t</text:span>e and updated <text:span text:style-name="T30">information about the predicted translated products of the En</text:span>dogenous Retrovirus (HERV) and Long <text:span text:style-name="T30">Interspersed Nuclear Elements (LINE-1) retrotransposons families. </text:span></text:p>
      <text:p text:style-name="P12"><text:span text:style-name="T31">This fast and simple environment makes possible for the user to browse the L1 and HERV repeat family tables for information on their translated products and see the distribution of these repeats on the chromosomes. User can provide either peptide sequences in FASTA format or peptide </text:span>identifi<text:span text:style-name="T32">cations in </text:span>mzIdentML or mzTab<text:span text:style-name="T32"> </text:span><text:s/><text:span text:style-name="T32">format </text:span>to see which <text:span text:style-name="T32">retrotransposon </text:span>family member it has been translated from.</text:p>
      <text:p text:style-name="P11"/>
      <text:p text:style-name="P3">“Transposable elements (TE) are segments of DNA that can move, or transpose, within the genome”</text:p>
      <text:p text:style-name="P2"><text:span text:style-name="T2"><text:s/></text:span><text:reference-mark-start text:name="ADDIN CSL_CITATION {&quot;properties&quot;: {}, &quot;citationItems&quot;: [{&quot;itemData&quot;: {&quot;author&quot;: [{&quot;dropping-particle&quot;: &quot;&quot;, &quot;parse-names&quot;: false, &quot;suffix&quot;: &quot;&quot;, &quot;given&quot;: &quot;Savannah J.&quot;, &quot;non-dropping-particle&quot;: &quot;&quot;, &quot;family&quot;: &quot;Klein&quot;}, {&quot;dropping-particle&quot;: &quot;&quot;, &quot;parse-names&quot;: false, &quot;suffix&quot;: &quot;&quot;, &quot;given&quot;: &quot;Rachel J.&quot;, &quot;non-dropping-particle&quot;: &quot;&quot;, &quot;family&quot;: &quot;O\u2019Neill&quot;}], &quot;type&quot;: &quot;article-journal&quot;, &quot;publisher&quot;: &quot;Springer Netherlands&quot;, &quot;DOI&quot;: &quot;10.1007/s10577-017-9569-5&quot;, &quot;issued&quot;: {&quot;date-parts&quot;: [[&quot;2018&quot;, &quot;1&quot;, &quot;13&quot;]]}, &quot;title&quot;: &quot;Transposable elements: genome innovation, chromosome diversity, and centromere conflict&quot;, &quot;id&quot;: &quot;ITEM-1&quot;, &quot;container-title&quot;: &quot;Chromosome Research&quot;, &quot;ISSN&quot;: &quot;0967-3849&quot;, &quot;page&quot;: &quot;1-19&quot;}, &quot;id&quot;: &quot;ITEM-1&quot;, &quot;uris&quot;: [&quot;http://www.mendeley.com/documents/?uuid=fe2ad09d-1d8c-3b5a-b0d5-bd1771d65432&quot;]}], &quot;schema&quot;: &quot;https://github.com/citation-style-language/schema/raw/master/csl-citation.json&quot;, &quot;mendeley&quot;: {&quot;formattedCitation&quot;: &quot;(Klein and O\u2019Neill, 2018)&quot;, &quot;plainTextFormattedCitation&quot;: &quot;(Klein and O\u2019Neill, 2018)&quot;, &quot;previouslyFormattedCitation&quot;: &quot;(Klein and O\u2019Neill, 2018)&quot;}} RNDlRg51Ek8G8"/><text:span text:style-name="T10">(Klein and O’Neill, 2018)</text:span><text:reference-mark-end text:name="ADDIN CSL_CITATION {&quot;properties&quot;: {}, &quot;citationItems&quot;: [{&quot;itemData&quot;: {&quot;author&quot;: [{&quot;dropping-particle&quot;: &quot;&quot;, &quot;parse-names&quot;: false, &quot;suffix&quot;: &quot;&quot;, &quot;given&quot;: &quot;Savannah J.&quot;, &quot;non-dropping-particle&quot;: &quot;&quot;, &quot;family&quot;: &quot;Klein&quot;}, {&quot;dropping-particle&quot;: &quot;&quot;, &quot;parse-names&quot;: false, &quot;suffix&quot;: &quot;&quot;, &quot;given&quot;: &quot;Rachel J.&quot;, &quot;non-dropping-particle&quot;: &quot;&quot;, &quot;family&quot;: &quot;O\u2019Neill&quot;}], &quot;type&quot;: &quot;article-journal&quot;, &quot;publisher&quot;: &quot;Springer Netherlands&quot;, &quot;DOI&quot;: &quot;10.1007/s10577-017-9569-5&quot;, &quot;issued&quot;: {&quot;date-parts&quot;: [[&quot;2018&quot;, &quot;1&quot;, &quot;13&quot;]]}, &quot;title&quot;: &quot;Transposable elements: genome innovation, chromosome diversity, and centromere conflict&quot;, &quot;id&quot;: &quot;ITEM-1&quot;, &quot;container-title&quot;: &quot;Chromosome Research&quot;, &quot;ISSN&quot;: &quot;0967-3849&quot;, &quot;page&quot;: &quot;1-19&quot;}, &quot;id&quot;: &quot;ITEM-1&quot;, &quot;uris&quot;: [&quot;http://www.mendeley.com/documents/?uuid=fe2ad09d-1d8c-3b5a-b0d5-bd1771d65432&quot;]}], &quot;schema&quot;: &quot;https://github.com/citation-style-language/schema/raw/master/csl-citation.json&quot;, &quot;mendeley&quot;: {&quot;formattedCitation&quot;: &quot;(Klein and O\u2019Neill, 2018)&quot;, &quot;plainTextFormattedCitation&quot;: &quot;(Klein and O\u2019Neill, 2018)&quot;, &quot;previouslyFormattedCitation&quot;: &quot;(Klein and O\u2019Neill, 2018)&quot;}} RNDlRg51Ek8G8"/><text:span text:style-name="T2">⁠</text:span></text:p>
      <text:p text:style-name="P8"><text:span text:style-name="T8">Klein, S. J. and O’Neill, R. J. (2018) ‘Transposable elements: genome innovation, chromosome diversity, and centromere conflict’, </text:span><text:span text:style-name="T6">Chromosome Research</text:span><text:span text:style-name="T8">. Springer Netherlands, pp. 1–19. doi: 10.1007/s10577-017-9569-5.</text:span></text:p>
      <text:p text:style-name="P4"><text:span text:style-name="T4"/></text:p>
      <text:p text:style-name="P5"/>
      <text:p text:style-name="P5"><text:span text:style-name="T2">These elements are divided into two distinct classes of transposons. A) DNA Transposons: Direct transfer to a new genome location (cut-paste procedure), B) Retrotransposons: Copy their sequence to a new genome location using an RNA intermediate molecule.</text:span><text:reference-mark-start text:name="ADDIN CSL_CITATION {&quot;properties&quot;: {}, &quot;citationItems&quot;: [{&quot;itemData&quot;: {&quot;author&quot;: [{&quot;dropping-particle&quot;: &quot;&quot;, &quot;parse-names&quot;: false, &quot;suffix&quot;: &quot;&quot;, &quot;given&quot;: &quot;Maxime&quot;, &quot;non-dropping-particle&quot;: &quot;&quot;, &quot;family&quot;: &quot;Bodak&quot;}, {&quot;dropping-particle&quot;: &quot;&quot;, &quot;parse-names&quot;: false, &quot;suffix&quot;: &quot;&quot;, &quot;given&quot;: &quot;Jian&quot;, &quot;non-dropping-particle&quot;: &quot;&quot;, &quot;family&quot;: &quot;Yu&quot;}, {&quot;dropping-particle&quot;: &quot;&quot;, &quot;parse-names&quot;: false, &quot;suffix&quot;: &quot;&quot;, &quot;given&quot;: &quot;Constance&quot;, &quot;non-dropping-particle&quot;: &quot;&quot;, &quot;family&quot;: &quot;Ciaudo&quot;}], &quot;container-title&quot;: &quot;Biomolecular Concepts&quot;, &quot;abstract&quot;: &quot;&lt;p&gt;Transposable elements (TEs) are mobile DNA elements that represent almost half of the human genome. Transposition of TEs has been implicated as a source of genome evolution and acquisition of new traits but also as an origin of diseases. The activity of these elements is therefore tightly regulated during the life cycle of each individual, and many recent discoveries involved the genetic and epigenetic mechanisms in their control. In this review, we present recent findings in this field of research, focusing on the case of one specific family of TEs: the long-interspersed nuclear elements-1 (LINE-1 or L1). LINE-1 elements are the most representative class of retrotransposons in mammalian genomes. We illustrate how these elements are conserved between mice and humans, and how they are regulated during the life cycle. Additionally, recent advances in genome-wide sequencing approaches allow us not only to better understand the regulation of LINE-1 but also highlight new issues specifically at the bioinformatics level. Therefore, we discuss the state of the art in analyzing such bioinformatics datasets to identify epigenetic regulators of repeated elements in the human genomes.&lt;/p&gt;&quot;, &quot;DOI&quot;: &quot;10.1515/bmc-2014-0018&quot;, &quot;issued&quot;: {&quot;date-parts&quot;: [[&quot;2014&quot;, &quot;1&quot;, &quot;1&quot;]]}, &quot;id&quot;: &quot;ITEM-1&quot;, &quot;title&quot;: &quot;Regulation of LINE-1 in mammals&quot;, &quot;publisher&quot;: &quot;De Gruyter&quot;, &quot;ISSN&quot;: &quot;1868-503X&quot;, &quot;issue&quot;: &quot;5&quot;, &quot;type&quot;: &quot;article-journal&quot;, &quot;volume&quot;: &quot;5&quot;, &quot;page&quot;: &quot;409-428&quot;}, &quot;id&quot;: &quot;ITEM-1&quot;, &quot;uris&quot;: [&quot;http://www.mendeley.com/documents/?uuid=30469136-9443-3d89-bb03-639787f14c7a&quot;]}], &quot;schema&quot;: &quot;https://github.com/citation-style-language/schema/raw/master/csl-citation.json&quot;, &quot;mendeley&quot;: {&quot;formattedCitation&quot;: &quot;(Bodak, Yu and Ciaudo, 2014)&quot;, &quot;plainTextFormattedCitation&quot;: &quot;(Bodak, Yu and Ciaudo, 2014)&quot;, &quot;previouslyFormattedCitation&quot;: &quot;(Bodak, Yu and Ciaudo, 2014)&quot;}} RNDL8yeDMrmMK"/><text:span text:style-name="T10">(Bodak, Yu and Ciaudo, 2014)</text:span><text:reference-mark-end text:name="ADDIN CSL_CITATION {&quot;properties&quot;: {}, &quot;citationItems&quot;: [{&quot;itemData&quot;: {&quot;author&quot;: [{&quot;dropping-particle&quot;: &quot;&quot;, &quot;parse-names&quot;: false, &quot;suffix&quot;: &quot;&quot;, &quot;given&quot;: &quot;Maxime&quot;, &quot;non-dropping-particle&quot;: &quot;&quot;, &quot;family&quot;: &quot;Bodak&quot;}, {&quot;dropping-particle&quot;: &quot;&quot;, &quot;parse-names&quot;: false, &quot;suffix&quot;: &quot;&quot;, &quot;given&quot;: &quot;Jian&quot;, &quot;non-dropping-particle&quot;: &quot;&quot;, &quot;family&quot;: &quot;Yu&quot;}, {&quot;dropping-particle&quot;: &quot;&quot;, &quot;parse-names&quot;: false, &quot;suffix&quot;: &quot;&quot;, &quot;given&quot;: &quot;Constance&quot;, &quot;non-dropping-particle&quot;: &quot;&quot;, &quot;family&quot;: &quot;Ciaudo&quot;}], &quot;container-title&quot;: &quot;Biomolecular Concepts&quot;, &quot;abstract&quot;: &quot;&lt;p&gt;Transposable elements (TEs) are mobile DNA elements that represent almost half of the human genome. Transposition of TEs has been implicated as a source of genome evolution and acquisition of new traits but also as an origin of diseases. The activity of these elements is therefore tightly regulated during the life cycle of each individual, and many recent discoveries involved the genetic and epigenetic mechanisms in their control. In this review, we present recent findings in this field of research, focusing on the case of one specific family of TEs: the long-interspersed nuclear elements-1 (LINE-1 or L1). LINE-1 elements are the most representative class of retrotransposons in mammalian genomes. We illustrate how these elements are conserved between mice and humans, and how they are regulated during the life cycle. Additionally, recent advances in genome-wide sequencing approaches allow us not only to better understand the regulation of LINE-1 but also highlight new issues specifically at the bioinformatics level. Therefore, we discuss the state of the art in analyzing such bioinformatics datasets to identify epigenetic regulators of repeated elements in the human genomes.&lt;/p&gt;&quot;, &quot;DOI&quot;: &quot;10.1515/bmc-2014-0018&quot;, &quot;issued&quot;: {&quot;date-parts&quot;: [[&quot;2014&quot;, &quot;1&quot;, &quot;1&quot;]]}, &quot;id&quot;: &quot;ITEM-1&quot;, &quot;title&quot;: &quot;Regulation of LINE-1 in mammals&quot;, &quot;publisher&quot;: &quot;De Gruyter&quot;, &quot;ISSN&quot;: &quot;1868-503X&quot;, &quot;issue&quot;: &quot;5&quot;, &quot;type&quot;: &quot;article-journal&quot;, &quot;volume&quot;: &quot;5&quot;, &quot;page&quot;: &quot;409-428&quot;}, &quot;id&quot;: &quot;ITEM-1&quot;, &quot;uris&quot;: [&quot;http://www.mendeley.com/documents/?uuid=30469136-9443-3d89-bb03-639787f14c7a&quot;]}], &quot;schema&quot;: &quot;https://github.com/citation-style-language/schema/raw/master/csl-citation.json&quot;, &quot;mendeley&quot;: {&quot;formattedCitation&quot;: &quot;(Bodak, Yu and Ciaudo, 2014)&quot;, &quot;plainTextFormattedCitation&quot;: &quot;(Bodak, Yu and Ciaudo, 2014)&quot;, &quot;previouslyFormattedCitation&quot;: &quot;(Bodak, Yu and Ciaudo, 2014)&quot;}} RNDL8yeDMrmMK"/></text:p>
      <text:p text:style-name="P18"><text:span text:style-name="T4">Bodak, M., Yu, J. and Ciaudo, C. (2014) ‘Regulation of LINE-1 in mammals’, </text:span><text:span text:style-name="T5">Biomolecular Concepts</text:span><text:span text:style-name="T4">. De Gruyter, 5(5), pp. 409–428. doi: 10.1515/bmc-2014-0018.</text:span></text:p>
      <text:p text:style-name="P5"><text:span text:style-name="T8"/></text:p>
      <text:p text:style-name="P5"><text:span text:style-name="T2">Long Interspersed nuclear elements (LINE-1 or L1) are autonomous non-Long Terminal Repeat <text:s/>retrotransposons which have a significant implication in several diseases, while they comprise around 17% of the human genome.</text:span><text:reference-mark-start text:name="ADDIN CSL_CITATION {&quot;properties&quot;: {}, &quot;citationItems&quot;: [{&quot;itemData&quot;: {&quot;author&quot;: [{&quot;dropping-particle&quot;: &quot;&quot;, &quot;parse-names&quot;: false, &quot;suffix&quot;: &quot;&quot;, &quot;given&quot;: &quot;Nicole A.&quot;, &quot;non-dropping-particle&quot;: &quot;&quot;, &quot;family&quot;: &quot;Suarez&quot;}, {&quot;dropping-particle&quot;: &quot;&quot;, &quot;parse-names&quot;: false, &quot;suffix&quot;: &quot;&quot;, &quot;given&quot;: &quot;Angela&quot;, &quot;non-dropping-particle&quot;: &quot;&quot;, &quot;family&quot;: &quot;Macia&quot;}, {&quot;dropping-particle&quot;: &quot;&quot;, &quot;parse-names&quot;: false, &quot;suffix&quot;: &quot;&quot;, &quot;given&quot;: &quot;Alysson R.&quot;, &quot;non-dropping-particle&quot;: &quot;&quot;, &quot;family&quot;: &quot;Muotri&quot;}], &quot;type&quot;: &quot;article-journal&quot;, &quot;DOI&quot;: &quot;10.1002/dneu.22567&quot;, &quot;issued&quot;: {&quot;date-parts&quot;: [[&quot;2017&quot;, &quot;12&quot;, &quot;29&quot;]]}, &quot;title&quot;: &quot;LINE-1 retrotransposons in healthy and diseased human brain&quot;, &quot;id&quot;: &quot;ITEM-1&quot;, &quot;container-title&quot;: &quot;Developmental Neurobiology&quot;, &quot;ISSN&quot;: &quot;19328451&quot;}, &quot;id&quot;: &quot;ITEM-1&quot;, &quot;uris&quot;: [&quot;http://www.mendeley.com/documents/?uuid=93b916a7-52ae-33fa-a896-e6866caa21f6&quot;]}], &quot;schema&quot;: &quot;https://github.com/citation-style-language/schema/raw/master/csl-citation.json&quot;, &quot;mendeley&quot;: {&quot;formattedCitation&quot;: &quot;(Suarez, Macia and Muotri, 2017)&quot;, &quot;plainTextFormattedCitation&quot;: &quot;(Suarez, Macia and Muotri, 2017)&quot;, &quot;previouslyFormattedCitation&quot;: &quot;(Suarez, Macia and Muotri, 2017)&quot;}} RNDuxhOJDpHj7"/><text:span text:style-name="T11">(Suarez, Macia and Muotri, 2017)</text:span><text:reference-mark-end text:name="ADDIN CSL_CITATION {&quot;properties&quot;: {}, &quot;citationItems&quot;: [{&quot;itemData&quot;: {&quot;author&quot;: [{&quot;dropping-particle&quot;: &quot;&quot;, &quot;parse-names&quot;: false, &quot;suffix&quot;: &quot;&quot;, &quot;given&quot;: &quot;Nicole A.&quot;, &quot;non-dropping-particle&quot;: &quot;&quot;, &quot;family&quot;: &quot;Suarez&quot;}, {&quot;dropping-particle&quot;: &quot;&quot;, &quot;parse-names&quot;: false, &quot;suffix&quot;: &quot;&quot;, &quot;given&quot;: &quot;Angela&quot;, &quot;non-dropping-particle&quot;: &quot;&quot;, &quot;family&quot;: &quot;Macia&quot;}, {&quot;dropping-particle&quot;: &quot;&quot;, &quot;parse-names&quot;: false, &quot;suffix&quot;: &quot;&quot;, &quot;given&quot;: &quot;Alysson R.&quot;, &quot;non-dropping-particle&quot;: &quot;&quot;, &quot;family&quot;: &quot;Muotri&quot;}], &quot;type&quot;: &quot;article-journal&quot;, &quot;DOI&quot;: &quot;10.1002/dneu.22567&quot;, &quot;issued&quot;: {&quot;date-parts&quot;: [[&quot;2017&quot;, &quot;12&quot;, &quot;29&quot;]]}, &quot;title&quot;: &quot;LINE-1 retrotransposons in healthy and diseased human brain&quot;, &quot;id&quot;: &quot;ITEM-1&quot;, &quot;container-title&quot;: &quot;Developmental Neurobiology&quot;, &quot;ISSN&quot;: &quot;19328451&quot;}, &quot;id&quot;: &quot;ITEM-1&quot;, &quot;uris&quot;: [&quot;http://www.mendeley.com/documents/?uuid=93b916a7-52ae-33fa-a896-e6866caa21f6&quot;]}], &quot;schema&quot;: &quot;https://github.com/citation-style-language/schema/raw/master/csl-citation.json&quot;, &quot;mendeley&quot;: {&quot;formattedCitation&quot;: &quot;(Suarez, Macia and Muotri, 2017)&quot;, &quot;plainTextFormattedCitation&quot;: &quot;(Suarez, Macia and Muotri, 2017)&quot;, &quot;previouslyFormattedCitation&quot;: &quot;(Suarez, Macia and Muotri, 2017)&quot;}} RNDuxhOJDpHj7"/></text:p>
      <text:p text:style-name="P5"><text:span text:style-name="T9">Suarez, N. A., Macia, A. and Muotri, A. R. (2017) ‘LINE-1 retrotransposons in healthy and diseased human brain’, </text:span><text:span text:style-name="T7">Developmental Neurobiology</text:span><text:span text:style-name="T9">. doi: 10.1002/dneu.22567.</text:span></text:p>
      <text:p text:style-name="P5"><text:span text:style-name="T1">⁠</text:span></text:p>
      <text:p text:style-name="P7">Human Endogenous Retrovirus (<text:span text:style-name="T33">HERV</text:span> or <text:span text:style-name="T33">ERV</text:span>) <text:span text:style-name="T24">sequences belong to the group of Long Terminal Repeat (LTR) retrotransposons corresponding to around 8% of the human genome.</text:span><text:span text:style-name="T15"> </text:span><text:reference-mark-start text:name="ADDIN CSL_CITATION {&quot;properties&quot;: {}, &quot;citationItems&quot;: [{&quot;itemData&quot;: {&quot;author&quot;: [{&quot;dropping-particle&quot;: &quot;&quot;, &quot;parse-names&quot;: false, &quot;suffix&quot;: &quot;&quot;, &quot;given&quot;: &quot;Christine&quot;, &quot;non-dropping-particle&quot;: &quot;&quot;, &quot;family&quot;: &quot;Br\u00fctting&quot;}, {&quot;dropping-particle&quot;: &quot;&quot;, &quot;parse-names&quot;: false, &quot;suffix&quot;: &quot;&quot;, &quot;given&quot;: &quot;Alexander&quot;, &quot;non-dropping-particle&quot;: &quot;&quot;, &quot;family&quot;: &quot;Emmer&quot;}, {&quot;dropping-particle&quot;: &quot;&quot;, &quot;parse-names&quot;: false, &quot;suffix&quot;: &quot;&quot;, &quot;given&quot;: &quot;Malte E.&quot;, &quot;non-dropping-particle&quot;: &quot;&quot;, &quot;family&quot;: &quot;Kornhuber&quot;}, {&quot;dropping-particle&quot;: &quot;&quot;, &quot;parse-names&quot;: false, &quot;suffix&quot;: &quot;&quot;, &quot;given&quot;: &quot;Martin S.&quot;, &quot;non-dropping-particle&quot;: &quot;&quot;, &quot;family&quot;: &quot;Staege&quot;}], &quot;container-title&quot;: &quot;BioMed Research International&quot;, &quot;abstract&quot;: &quot;&lt;p&gt;At least 8% of the human genome is composed of endogenous retrovirus (ERV) sequences. ERVs play a role in placental morphogenesis and can sometimes protect the host against exogenous viruses. On the other hand, ERV reactivation has been found to be associated with different diseases, for example, multiple sclerosis (MS), schizophrenia, type 1 diabetes mellitus (T1D), or amyotrophic lateral sclerosis (ALS). Little is known about the cooccurrence of these diseases. If all these diseases are caused by ERV, antiretroviral therapy should perhaps also show some effects in the other diseases. Here, we summarize literature demonstrating that some ERV-associated diseases seem to appear together more often than expected, for example, MS and ALS, MS and T1D, MS and schizophrenia, or ALS and T1D. In contrast, some ERV-associated diseases seem to appear together less frequently than expected, for example, schizophrenia and T1D. Besides, some reports demonstrate amelioration of MS, ALS, or schizophrenia under antiretroviral therapy in human immunodeficiency virus-infected patients. If such results could be confirmed in larger studies, alternative therapy strategies for ERV-associated diseases like MS and schizophrenia might be possible.&lt;/p&gt;&quot;, &quot;DOI&quot;: &quot;10.1155/2017/7973165&quot;, &quot;issued&quot;: {&quot;date-parts&quot;: [[&quot;2017&quot;, &quot;2&quot;, &quot;23&quot;]]}, &quot;id&quot;: &quot;ITEM-1&quot;, &quot;title&quot;: &quot;Cooccurrences of Putative Endogenous Retrovirus-Associated Diseases&quot;, &quot;publisher&quot;: &quot;Hindawi&quot;, &quot;ISSN&quot;: &quot;2314-6133&quot;, &quot;type&quot;: &quot;article-journal&quot;, &quot;volume&quot;: &quot;2017&quot;, &quot;page&quot;: &quot;1-11&quot;}, &quot;id&quot;: &quot;ITEM-1&quot;, &quot;uris&quot;: [&quot;http://www.mendeley.com/documents/?uuid=ac181cc7-c0ac-3633-b129-a3c0e3d4d907&quot;]}], &quot;schema&quot;: &quot;https://github.com/citation-style-language/schema/raw/master/csl-citation.json&quot;, &quot;mendeley&quot;: {&quot;formattedCitation&quot;: &quot;(Br\u00fctting &lt;i&gt;et al.&lt;/i&gt;, 2017)&quot;, &quot;plainTextFormattedCitation&quot;: &quot;(Br\u00fctting et al., 2017)&quot;, &quot;previouslyFormattedCitation&quot;: &quot;(Br\u00fctting &lt;i&gt;et al.&lt;/i&gt;, 2017)&quot;}} RNDCmHbEvK4k4"/><text:span text:style-name="T15">(Brütting </text:span><text:span text:style-name="T13">et al.</text:span><text:span text:style-name="T15">, 2017)</text:span><text:reference-mark-end text:name="ADDIN CSL_CITATION {&quot;properties&quot;: {}, &quot;citationItems&quot;: [{&quot;itemData&quot;: {&quot;author&quot;: [{&quot;dropping-particle&quot;: &quot;&quot;, &quot;parse-names&quot;: false, &quot;suffix&quot;: &quot;&quot;, &quot;given&quot;: &quot;Christine&quot;, &quot;non-dropping-particle&quot;: &quot;&quot;, &quot;family&quot;: &quot;Br\u00fctting&quot;}, {&quot;dropping-particle&quot;: &quot;&quot;, &quot;parse-names&quot;: false, &quot;suffix&quot;: &quot;&quot;, &quot;given&quot;: &quot;Alexander&quot;, &quot;non-dropping-particle&quot;: &quot;&quot;, &quot;family&quot;: &quot;Emmer&quot;}, {&quot;dropping-particle&quot;: &quot;&quot;, &quot;parse-names&quot;: false, &quot;suffix&quot;: &quot;&quot;, &quot;given&quot;: &quot;Malte E.&quot;, &quot;non-dropping-particle&quot;: &quot;&quot;, &quot;family&quot;: &quot;Kornhuber&quot;}, {&quot;dropping-particle&quot;: &quot;&quot;, &quot;parse-names&quot;: false, &quot;suffix&quot;: &quot;&quot;, &quot;given&quot;: &quot;Martin S.&quot;, &quot;non-dropping-particle&quot;: &quot;&quot;, &quot;family&quot;: &quot;Staege&quot;}], &quot;container-title&quot;: &quot;BioMed Research International&quot;, &quot;abstract&quot;: &quot;&lt;p&gt;At least 8% of the human genome is composed of endogenous retrovirus (ERV) sequences. ERVs play a role in placental morphogenesis and can sometimes protect the host against exogenous viruses. On the other hand, ERV reactivation has been found to be associated with different diseases, for example, multiple sclerosis (MS), schizophrenia, type 1 diabetes mellitus (T1D), or amyotrophic lateral sclerosis (ALS). Little is known about the cooccurrence of these diseases. If all these diseases are caused by ERV, antiretroviral therapy should perhaps also show some effects in the other diseases. Here, we summarize literature demonstrating that some ERV-associated diseases seem to appear together more often than expected, for example, MS and ALS, MS and T1D, MS and schizophrenia, or ALS and T1D. In contrast, some ERV-associated diseases seem to appear together less frequently than expected, for example, schizophrenia and T1D. Besides, some reports demonstrate amelioration of MS, ALS, or schizophrenia under antiretroviral therapy in human immunodeficiency virus-infected patients. If such results could be confirmed in larger studies, alternative therapy strategies for ERV-associated diseases like MS and schizophrenia might be possible.&lt;/p&gt;&quot;, &quot;DOI&quot;: &quot;10.1155/2017/7973165&quot;, &quot;issued&quot;: {&quot;date-parts&quot;: [[&quot;2017&quot;, &quot;2&quot;, &quot;23&quot;]]}, &quot;id&quot;: &quot;ITEM-1&quot;, &quot;title&quot;: &quot;Cooccurrences of Putative Endogenous Retrovirus-Associated Diseases&quot;, &quot;publisher&quot;: &quot;Hindawi&quot;, &quot;ISSN&quot;: &quot;2314-6133&quot;, &quot;type&quot;: &quot;article-journal&quot;, &quot;volume&quot;: &quot;2017&quot;, &quot;page&quot;: &quot;1-11&quot;}, &quot;id&quot;: &quot;ITEM-1&quot;, &quot;uris&quot;: [&quot;http://www.mendeley.com/documents/?uuid=ac181cc7-c0ac-3633-b129-a3c0e3d4d907&quot;]}], &quot;schema&quot;: &quot;https://github.com/citation-style-language/schema/raw/master/csl-citation.json&quot;, &quot;mendeley&quot;: {&quot;formattedCitation&quot;: &quot;(Br\u00fctting &lt;i&gt;et al.&lt;/i&gt;, 2017)&quot;, &quot;plainTextFormattedCitation&quot;: &quot;(Br\u00fctting et al., 2017)&quot;, &quot;previouslyFormattedCitation&quot;: &quot;(Br\u00fctting &lt;i&gt;et al.&lt;/i&gt;, 2017)&quot;}} RNDCmHbEvK4k4"/></text:p>
      <text:p text:style-name="P17"><text:span text:style-name="T15">Brütting, C. </text:span><text:span text:style-name="T12">et al.</text:span><text:span text:style-name="T15"> (2017) ‘Cooccurrences of Putative Endogenous Retrovirus-Associated Diseases’, </text:span><text:span text:style-name="T12">BioMed Research International</text:span><text:span text:style-name="T15">. Hindawi, 2017, pp. 1–11. doi: 10.1155/2017/7973165.</text:span></text:p>
      <text:p text:style-name="P6">The <text:span text:style-name="T33">LINE-1</text:span> elements are transcribed to an intermediate RNA molecule, which is translated into ORF1 and ORF2 proteins. These two proteins form a complex with the RNA which has the ability to integrate the RNA molecule at a genome location through reverse transcription.<text:reference-mark-start text:name="ADDIN CSL_CITATION {&quot;properties&quot;: {}, &quot;citationItems&quot;: [{&quot;itemData&quot;: {&quot;author&quot;: [{&quot;dropping-particle&quot;: &quot;&quot;, &quot;parse-names&quot;: false, &quot;suffix&quot;: &quot;&quot;, &quot;given&quot;: &quot;Maxime&quot;, &quot;non-dropping-particle&quot;: &quot;&quot;, &quot;family&quot;: &quot;Bodak&quot;}, {&quot;dropping-particle&quot;: &quot;&quot;, &quot;parse-names&quot;: false, &quot;suffix&quot;: &quot;&quot;, &quot;given&quot;: &quot;Jian&quot;, &quot;non-dropping-particle&quot;: &quot;&quot;, &quot;family&quot;: &quot;Yu&quot;}, {&quot;dropping-particle&quot;: &quot;&quot;, &quot;parse-names&quot;: false, &quot;suffix&quot;: &quot;&quot;, &quot;given&quot;: &quot;Constance&quot;, &quot;non-dropping-particle&quot;: &quot;&quot;, &quot;family&quot;: &quot;Ciaudo&quot;}], &quot;container-title&quot;: &quot;Biomolecular Concepts&quot;, &quot;abstract&quot;: &quot;&lt;p&gt;Transposable elements (TEs) are mobile DNA elements that represent almost half of the human genome. Transposition of TEs has been implicated as a source of genome evolution and acquisition of new traits but also as an origin of diseases. The activity of these elements is therefore tightly regulated during the life cycle of each individual, and many recent discoveries involved the genetic and epigenetic mechanisms in their control. In this review, we present recent findings in this field of research, focusing on the case of one specific family of TEs: the long-interspersed nuclear elements-1 (LINE-1 or L1). LINE-1 elements are the most representative class of retrotransposons in mammalian genomes. We illustrate how these elements are conserved between mice and humans, and how they are regulated during the life cycle. Additionally, recent advances in genome-wide sequencing approaches allow us not only to better understand the regulation of LINE-1 but also highlight new issues specifically at the bioinformatics level. Therefore, we discuss the state of the art in analyzing such bioinformatics datasets to identify epigenetic regulators of repeated elements in the human genomes.&lt;/p&gt;&quot;, &quot;DOI&quot;: &quot;10.1515/bmc-2014-0018&quot;, &quot;issued&quot;: {&quot;date-parts&quot;: [[&quot;2014&quot;, &quot;1&quot;, &quot;1&quot;]]}, &quot;id&quot;: &quot;ITEM-1&quot;, &quot;title&quot;: &quot;Regulation of LINE-1 in mammals&quot;, &quot;publisher&quot;: &quot;De Gruyter&quot;, &quot;ISSN&quot;: &quot;1868-503X&quot;, &quot;issue&quot;: &quot;5&quot;, &quot;type&quot;: &quot;article-journal&quot;, &quot;volume&quot;: &quot;5&quot;, &quot;page&quot;: &quot;409-428&quot;}, &quot;id&quot;: &quot;ITEM-1&quot;, &quot;uris&quot;: [&quot;http://www.mendeley.com/documents/?uuid=30469136-9443-3d89-bb03-639787f14c7a&quot;]}], &quot;schema&quot;: &quot;https://github.com/citation-style-language/schema/raw/master/csl-citation.json&quot;, &quot;mendeley&quot;: {&quot;formattedCitation&quot;: &quot;(Bodak, Yu and Ciaudo, 2014)&quot;, &quot;plainTextFormattedCitation&quot;: &quot;(Bodak, Yu and Ciaudo, 2014)&quot;, &quot;previouslyFormattedCitation&quot;: &quot;(Bodak, Yu and Ciaudo, 2014)&quot;}} RNDRo4HYGraRM"/><text:span text:style-name="T3">(Bodak, Yu and Ciaudo, 2014)</text:span><text:reference-mark-end text:name="ADDIN CSL_CITATION {&quot;properties&quot;: {}, &quot;citationItems&quot;: [{&quot;itemData&quot;: {&quot;author&quot;: [{&quot;dropping-particle&quot;: &quot;&quot;, &quot;parse-names&quot;: false, &quot;suffix&quot;: &quot;&quot;, &quot;given&quot;: &quot;Maxime&quot;, &quot;non-dropping-particle&quot;: &quot;&quot;, &quot;family&quot;: &quot;Bodak&quot;}, {&quot;dropping-particle&quot;: &quot;&quot;, &quot;parse-names&quot;: false, &quot;suffix&quot;: &quot;&quot;, &quot;given&quot;: &quot;Jian&quot;, &quot;non-dropping-particle&quot;: &quot;&quot;, &quot;family&quot;: &quot;Yu&quot;}, {&quot;dropping-particle&quot;: &quot;&quot;, &quot;parse-names&quot;: false, &quot;suffix&quot;: &quot;&quot;, &quot;given&quot;: &quot;Constance&quot;, &quot;non-dropping-particle&quot;: &quot;&quot;, &quot;family&quot;: &quot;Ciaudo&quot;}], &quot;container-title&quot;: &quot;Biomolecular Concepts&quot;, &quot;abstract&quot;: &quot;&lt;p&gt;Transposable elements (TEs) are mobile DNA elements that represent almost half of the human genome. Transposition of TEs has been implicated as a source of genome evolution and acquisition of new traits but also as an origin of diseases. The activity of these elements is therefore tightly regulated during the life cycle of each individual, and many recent discoveries involved the genetic and epigenetic mechanisms in their control. In this review, we present recent findings in this field of research, focusing on the case of one specific family of TEs: the long-interspersed nuclear elements-1 (LINE-1 or L1). LINE-1 elements are the most representative class of retrotransposons in mammalian genomes. We illustrate how these elements are conserved between mice and humans, and how they are regulated during the life cycle. Additionally, recent advances in genome-wide sequencing approaches allow us not only to better understand the regulation of LINE-1 but also highlight new issues specifically at the bioinformatics level. Therefore, we discuss the state of the art in analyzing such bioinformatics datasets to identify epigenetic regulators of repeated elements in the human genomes.&lt;/p&gt;&quot;, &quot;DOI&quot;: &quot;10.1515/bmc-2014-0018&quot;, &quot;issued&quot;: {&quot;date-parts&quot;: [[&quot;2014&quot;, &quot;1&quot;, &quot;1&quot;]]}, &quot;id&quot;: &quot;ITEM-1&quot;, &quot;title&quot;: &quot;Regulation of LINE-1 in mammals&quot;, &quot;publisher&quot;: &quot;De Gruyter&quot;, &quot;ISSN&quot;: &quot;1868-503X&quot;, &quot;issue&quot;: &quot;5&quot;, &quot;type&quot;: &quot;article-journal&quot;, &quot;volume&quot;: &quot;5&quot;, &quot;page&quot;: &quot;409-428&quot;}, &quot;id&quot;: &quot;ITEM-1&quot;, &quot;uris&quot;: [&quot;http://www.mendeley.com/documents/?uuid=30469136-9443-3d89-bb03-639787f14c7a&quot;]}], &quot;schema&quot;: &quot;https://github.com/citation-style-language/schema/raw/master/csl-citation.json&quot;, &quot;mendeley&quot;: {&quot;formattedCitation&quot;: &quot;(Bodak, Yu and Ciaudo, 2014)&quot;, &quot;plainTextFormattedCitation&quot;: &quot;(Bodak, Yu and Ciaudo, 2014)&quot;, &quot;previouslyFormattedCitation&quot;: &quot;(Bodak, Yu and Ciaudo, 2014)&quot;}} RNDRo4HYGraRM"/>⁠</text:p>
      <text:p text:style-name="P18"><text:span text:style-name="T4">Bodak, M., Yu, J. and Ciaudo, C. (2014) ‘Regulation of LINE-1 in mammals’, </text:span><text:span text:style-name="T5">Biomolecular Concepts</text:span><text:span text:style-name="T4">. De Gruyter, 5(5), pp. 409–428. doi: 10.1515/bmc-2014-0018.</text:span></text:p>
      <text:p text:style-name="P9"><text:span text:style-name="T25">For </text:span><text:span text:style-name="T34">HERV</text:span><text:span text:style-name="T25"> elements, the existence of four genes (</text:span><text:span text:style-name="T19">gag, pol, pro,</text:span><text:span text:style-name="T25"> and </text:span><text:span text:style-name="T19">env)</text:span><text:span text:style-name="T28"> surrounded by </text:span><text:span text:style-name="T26">the 3’ and 5’ LTR regions is crucial to their activity. </text:span><text:span text:style-name="T18">Gag </text:span><text:span text:style-name="T27">and</text:span><text:span text:style-name="T18"> Pol</text:span><text:span text:style-name="T27"> genes encode a protein complex which mediates the production of a cDNA molecule which can integrate the retrotransoson sequence into into a new genome location. </text:span><text:reference-mark-start text:name="ADDIN CSL_CITATION {&quot;properties&quot;: {}, &quot;citationItems&quot;: [{&quot;itemData&quot;: {&quot;author&quot;: [{&quot;dropping-particle&quot;: &quot;&quot;, &quot;parse-names&quot;: false, &quot;suffix&quot;: &quot;&quot;, &quot;given&quot;: &quot;Thomas&quot;, &quot;non-dropping-particle&quot;: &quot;&quot;, &quot;family&quot;: &quot;Wicker&quot;}, {&quot;dropping-particle&quot;: &quot;&quot;, &quot;parse-names&quot;: false, &quot;suffix&quot;: &quot;&quot;, &quot;given&quot;: &quot;Fran\u00e7ois&quot;, &quot;non-dropping-particle&quot;: &quot;&quot;, &quot;family&quot;: &quot;Sabot&quot;}, {&quot;dropping-particle&quot;: &quot;&quot;, &quot;parse-names&quot;: false, &quot;suffix&quot;: &quot;&quot;, &quot;given&quot;: &quot;Aur\u00e9lie&quot;, &quot;non-dropping-particle&quot;: &quot;&quot;, &quot;family&quot;: &quot;Hua-Van&quot;}, {&quot;dropping-particle&quot;: &quot;&quot;, &quot;parse-names&quot;: false, &quot;suffix&quot;: &quot;&quot;, &quot;given&quot;: &quot;Jeffrey L.&quot;, &quot;non-dropping-particle&quot;: &quot;&quot;, &quot;family&quot;: &quot;Bennetzen&quot;}, {&quot;dropping-particle&quot;: &quot;&quot;, &quot;parse-names&quot;: false, &quot;suffix&quot;: &quot;&quot;, &quot;given&quot;: &quot;Pierre&quot;, &quot;non-dropping-particle&quot;: &quot;&quot;, &quot;family&quot;: &quot;Capy&quot;}, {&quot;dropping-particle&quot;: &quot;&quot;, &quot;parse-names&quot;: false, &quot;suffix&quot;: &quot;&quot;, &quot;given&quot;: &quot;Boulos&quot;, &quot;non-dropping-particle&quot;: &quot;&quot;, &quot;family&quot;: &quot;Chalhoub&quot;}, {&quot;dropping-particle&quot;: &quot;&quot;, &quot;parse-names&quot;: false, &quot;suffix&quot;: &quot;&quot;, &quot;given&quot;: &quot;Andrew&quot;, &quot;non-dropping-particle&quot;: &quot;&quot;, &quot;family&quot;: &quot;Flavell&quot;}, {&quot;dropping-particle&quot;: &quot;&quot;, &quot;parse-names&quot;: false, &quot;suffix&quot;: &quot;&quot;, &quot;given&quot;: &quot;Philippe&quot;, &quot;non-dropping-particle&quot;: &quot;&quot;, &quot;family&quot;: &quot;Leroy&quot;}, {&quot;dropping-particle&quot;: &quot;&quot;, &quot;parse-names&quot;: false, &quot;suffix&quot;: &quot;&quot;, &quot;given&quot;: &quot;Michele&quot;, &quot;non-dropping-particle&quot;: &quot;&quot;, &quot;family&quot;: &quot;Morgante&quot;}, {&quot;dropping-particle&quot;: &quot;&quot;, &quot;parse-names&quot;: false, &quot;suffix&quot;: &quot;&quot;, &quot;given&quot;: &quot;Olivier&quot;, &quot;non-dropping-particle&quot;: &quot;&quot;, &quot;family&quot;: &quot;Panaud&quot;}, {&quot;dropping-particle&quot;: &quot;&quot;, &quot;parse-names&quot;: false, &quot;suffix&quot;: &quot;&quot;, &quot;given&quot;: &quot;Etienne&quot;, &quot;non-dropping-particle&quot;: &quot;&quot;, &quot;family&quot;: &quot;Paux&quot;}, {&quot;dropping-particle&quot;: &quot;&quot;, &quot;parse-names&quot;: false, &quot;suffix&quot;: &quot;&quot;, &quot;given&quot;: &quot;Phillip&quot;, &quot;non-dropping-particle&quot;: &quot;&quot;, &quot;family&quot;: &quot;SanMiguel&quot;}, {&quot;dropping-particle&quot;: &quot;&quot;, &quot;parse-names&quot;: false, &quot;suffix&quot;: &quot;&quot;, &quot;given&quot;: &quot;Alan H.&quot;, &quot;non-dropping-particle&quot;: &quot;&quot;, &quot;family&quot;: &quot;Schulman&quot;}], &quot;container-title&quot;: &quot;Nature Reviews Genetics&quot;, &quot;PMID&quot;: &quot;17984973&quot;, &quot;abstract&quot;: &quot;Our knowledge of the structure and composition of genomes is rapidly progressing in pace with their sequencing. The emerging data show that a significant portion of eukaryotic genomes is composed of transposable elements (TEs). Given the abundance and diversity of TEs and the speed at which large quantities of sequence data are emerging, identification and annotation of TEs presents a significant challenge. Here we propose the first unified hierarchical classification system, designed on the basis of the transposition mechanism, sequence similarities and structural relationships, that can be easily applied by non-experts. The system and nomenclature is kept up to date at the WikiPoson web site.&quot;, &quot;DOI&quot;: &quot;10.1038/nrg2165&quot;, &quot;issued&quot;: {&quot;date-parts&quot;: [[&quot;2007&quot;, &quot;12&quot;]]}, &quot;id&quot;: &quot;ITEM-1&quot;, &quot;title&quot;: &quot;A unified classification system for eukaryotic transposable elements&quot;, &quot;ISSN&quot;: &quot;1471-0056&quot;, &quot;page&quot;: &quot;973-982&quot;, &quot;issue&quot;: &quot;12&quot;, &quot;type&quot;: &quot;article-journal&quot;, &quot;volume&quot;: &quot;8&quot;}, &quot;id&quot;: &quot;ITEM-1&quot;, &quot;uris&quot;: [&quot;http://www.mendeley.com/documents/?uuid=6797959e-713a-3b43-acea-ebdb5bbe7524&quot;]}], &quot;schema&quot;: &quot;https://github.com/citation-style-language/schema/raw/master/csl-citation.json&quot;, &quot;mendeley&quot;: {&quot;formattedCitation&quot;: &quot;(Wicker &lt;i&gt;et al.&lt;/i&gt;, 2007)&quot;, &quot;plainTextFormattedCitation&quot;: &quot;(Wicker et al., 2007)&quot;, &quot;previouslyFormattedCitation&quot;: &quot;(Wicker &lt;i&gt;et al.&lt;/i&gt;, 2007)&quot;}} RNDTdFxcjCjVv"/><text:span text:style-name="T16">(Wicker </text:span><text:span text:style-name="T14">et al.</text:span><text:span text:style-name="T16">, 2007)</text:span><text:reference-mark-end text:name="ADDIN CSL_CITATION {&quot;properties&quot;: {}, &quot;citationItems&quot;: [{&quot;itemData&quot;: {&quot;author&quot;: [{&quot;dropping-particle&quot;: &quot;&quot;, &quot;parse-names&quot;: false, &quot;suffix&quot;: &quot;&quot;, &quot;given&quot;: &quot;Thomas&quot;, &quot;non-dropping-particle&quot;: &quot;&quot;, &quot;family&quot;: &quot;Wicker&quot;}, {&quot;dropping-particle&quot;: &quot;&quot;, &quot;parse-names&quot;: false, &quot;suffix&quot;: &quot;&quot;, &quot;given&quot;: &quot;Fran\u00e7ois&quot;, &quot;non-dropping-particle&quot;: &quot;&quot;, &quot;family&quot;: &quot;Sabot&quot;}, {&quot;dropping-particle&quot;: &quot;&quot;, &quot;parse-names&quot;: false, &quot;suffix&quot;: &quot;&quot;, &quot;given&quot;: &quot;Aur\u00e9lie&quot;, &quot;non-dropping-particle&quot;: &quot;&quot;, &quot;family&quot;: &quot;Hua-Van&quot;}, {&quot;dropping-particle&quot;: &quot;&quot;, &quot;parse-names&quot;: false, &quot;suffix&quot;: &quot;&quot;, &quot;given&quot;: &quot;Jeffrey L.&quot;, &quot;non-dropping-particle&quot;: &quot;&quot;, &quot;family&quot;: &quot;Bennetzen&quot;}, {&quot;dropping-particle&quot;: &quot;&quot;, &quot;parse-names&quot;: false, &quot;suffix&quot;: &quot;&quot;, &quot;given&quot;: &quot;Pierre&quot;, &quot;non-dropping-particle&quot;: &quot;&quot;, &quot;family&quot;: &quot;Capy&quot;}, {&quot;dropping-particle&quot;: &quot;&quot;, &quot;parse-names&quot;: false, &quot;suffix&quot;: &quot;&quot;, &quot;given&quot;: &quot;Boulos&quot;, &quot;non-dropping-particle&quot;: &quot;&quot;, &quot;family&quot;: &quot;Chalhoub&quot;}, {&quot;dropping-particle&quot;: &quot;&quot;, &quot;parse-names&quot;: false, &quot;suffix&quot;: &quot;&quot;, &quot;given&quot;: &quot;Andrew&quot;, &quot;non-dropping-particle&quot;: &quot;&quot;, &quot;family&quot;: &quot;Flavell&quot;}, {&quot;dropping-particle&quot;: &quot;&quot;, &quot;parse-names&quot;: false, &quot;suffix&quot;: &quot;&quot;, &quot;given&quot;: &quot;Philippe&quot;, &quot;non-dropping-particle&quot;: &quot;&quot;, &quot;family&quot;: &quot;Leroy&quot;}, {&quot;dropping-particle&quot;: &quot;&quot;, &quot;parse-names&quot;: false, &quot;suffix&quot;: &quot;&quot;, &quot;given&quot;: &quot;Michele&quot;, &quot;non-dropping-particle&quot;: &quot;&quot;, &quot;family&quot;: &quot;Morgante&quot;}, {&quot;dropping-particle&quot;: &quot;&quot;, &quot;parse-names&quot;: false, &quot;suffix&quot;: &quot;&quot;, &quot;given&quot;: &quot;Olivier&quot;, &quot;non-dropping-particle&quot;: &quot;&quot;, &quot;family&quot;: &quot;Panaud&quot;}, {&quot;dropping-particle&quot;: &quot;&quot;, &quot;parse-names&quot;: false, &quot;suffix&quot;: &quot;&quot;, &quot;given&quot;: &quot;Etienne&quot;, &quot;non-dropping-particle&quot;: &quot;&quot;, &quot;family&quot;: &quot;Paux&quot;}, {&quot;dropping-particle&quot;: &quot;&quot;, &quot;parse-names&quot;: false, &quot;suffix&quot;: &quot;&quot;, &quot;given&quot;: &quot;Phillip&quot;, &quot;non-dropping-particle&quot;: &quot;&quot;, &quot;family&quot;: &quot;SanMiguel&quot;}, {&quot;dropping-particle&quot;: &quot;&quot;, &quot;parse-names&quot;: false, &quot;suffix&quot;: &quot;&quot;, &quot;given&quot;: &quot;Alan H.&quot;, &quot;non-dropping-particle&quot;: &quot;&quot;, &quot;family&quot;: &quot;Schulman&quot;}], &quot;container-title&quot;: &quot;Nature Reviews Genetics&quot;, &quot;PMID&quot;: &quot;17984973&quot;, &quot;abstract&quot;: &quot;Our knowledge of the structure and composition of genomes is rapidly progressing in pace with their sequencing. The emerging data show that a significant portion of eukaryotic genomes is composed of transposable elements (TEs). Given the abundance and diversity of TEs and the speed at which large quantities of sequence data are emerging, identification and annotation of TEs presents a significant challenge. Here we propose the first unified hierarchical classification system, designed on the basis of the transposition mechanism, sequence similarities and structural relationships, that can be easily applied by non-experts. The system and nomenclature is kept up to date at the WikiPoson web site.&quot;, &quot;DOI&quot;: &quot;10.1038/nrg2165&quot;, &quot;issued&quot;: {&quot;date-parts&quot;: [[&quot;2007&quot;, &quot;12&quot;]]}, &quot;id&quot;: &quot;ITEM-1&quot;, &quot;title&quot;: &quot;A unified classification system for eukaryotic transposable elements&quot;, &quot;ISSN&quot;: &quot;1471-0056&quot;, &quot;page&quot;: &quot;973-982&quot;, &quot;issue&quot;: &quot;12&quot;, &quot;type&quot;: &quot;article-journal&quot;, &quot;volume&quot;: &quot;8&quot;}, &quot;id&quot;: &quot;ITEM-1&quot;, &quot;uris&quot;: [&quot;http://www.mendeley.com/documents/?uuid=6797959e-713a-3b43-acea-ebdb5bbe7524&quot;]}], &quot;schema&quot;: &quot;https://github.com/citation-style-language/schema/raw/master/csl-citation.json&quot;, &quot;mendeley&quot;: {&quot;formattedCitation&quot;: &quot;(Wicker &lt;i&gt;et al.&lt;/i&gt;, 2007)&quot;, &quot;plainTextFormattedCitation&quot;: &quot;(Wicker et al., 2007)&quot;, &quot;previouslyFormattedCitation&quot;: &quot;(Wicker &lt;i&gt;et al.&lt;/i&gt;, 2007)&quot;}} RNDTdFxcjCjVv"/><text:span text:style-name="T27">⁠</text:span></text:p>
      <text:p text:style-name="P1"><text:span text:style-name="T27">Wicker, T. </text:span><text:span text:style-name="T20">et al.</text:span><text:span text:style-name="T27"> (2007) ‘A unified classification system for eukaryotic transposable elements’, </text:span><text:span text:style-name="T20">Nature Reviews Genetics</text:span><text:span text:style-name="T27">, 8(12), pp. 973–982. doi: 10.1038/nrg2165.</text:span></text:p>
      <text:p text:style-name="P9"><text:span text:style-name="T27"><text:s/></text:span></text:p>
      <text:p text:style-name="P9"><text:span text:style-name="T22"/></text:p>
      <text:p text:style-name="P13"><text:soft-page-break/>References:</text:p>
      <text:list xml:id="list3341271505" text:style-name="L1">
        <text:list-item>
          <text:p text:style-name="P14">Bodak, M., Yu, J. and Ciaudo, C. (2014) ‘Regulation of LINE-1 in mammals’, Biomolecular Concepts. De Gruyter, 5(5), pp. 409–428. doi: 10.1515/bmc-2014-0018.</text:p>
        </text:list-item>
        <text:list-item>
          <text:p text:style-name="P14">Brütting, C. et al. (2017) ‘Cooccurrences of Putative Endogenous Retrovirus-Associated Diseases’, BioMed Research International. Hindawi, 2017, pp. 1–11. doi: 10.1155/2017/7973165.</text:p>
        </text:list-item>
        <text:list-item>
          <text:p text:style-name="P14">Klein, S. J. and O’Neill, R. J. (2018) ‘Transposable elements: genome innovation, chromosome diversity, and centromere conflict’, Chromosome Research. Springer Nether<text:span text:style-name="T35">R</text:span>lands, pp. 1–19. doi: 10.1007/s10577-017-9569-5.</text:p>
        </text:list-item>
        <text:list-item>
          <text:p text:style-name="P14">Suarez, N. A., Macia, A. and Muotri, A. R. (2017) ‘LINE-1 retrotransposons in healthy and diseased human brain’, Developmental Neurobiology. doi: 10.1002/dneu.22567.</text:p>
        </text:list-item>
        <text:list-item>
          <text:p text:style-name="P14"><text:span text:style-name="T21">Wicker, T. </text:span>et al.<text:span text:style-name="T21"> (2007) ‘A unified classification system for eukaryotic transposable elements’, </text:span>Nature Reviews Genetics<text:span text:style-name="T21">, 8(12), pp. 973–982. doi: 10.1038/nrg216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6:04.114692080</meta:creation-date>
    <dc:date>2018-01-26T21:07:20.226115763</dc:date>
    <meta:editing-duration>PT7M46S</meta:editing-duration>
    <meta:editing-cycles>2</meta:editing-cycles>
    <meta:generator>LibreOffice/5.4.4.2$Linux_X86_64 LibreOffice_project/2524958677847fb3bb44820e40380acbe820f960</meta:generator>
    <meta:document-statistic meta:table-count="0" meta:image-count="0" meta:object-count="0" meta:page-count="2" meta:paragraph-count="24" meta:word-count="587" meta:character-count="4089" meta:non-whitespace-character-count="3537"/>
    <meta:user-defined meta:name="Mendeley Citation Style_1">http://www.zotero.org/styles/harvard-cite-them-right</meta:user-defined>
    <meta:user-defined meta:name="Mendeley Document_1">True</meta:user-defined>
    <meta:user-defined meta:name="Mendeley Unique User Id_1">8f9577f2-05f5-394d-9a76-980c5684324f</meta:user-defined>
  </office:meta>
</office:document-meta>
</file>